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ole-draw-aspect="1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notes">
      <style:graphic-properties draw:fill-color="#ffffff" fo:min-height="12.322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1">
        <draw:frame draw:style-name="gr1" draw:layer="layout" svg:width="25.199cm" svg:height="13.859cm" svg:x="1.4cm" svg:y="4.914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1" draw:layer="layout" svg:width="25.199cm" svg:height="3.256cm" svg:x="1.4cm" svg:y="0.962cm" presentation:class="title">
          <draw:text-box>
            <text:p>Points only scatter chart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1">
        <draw:frame draw:style-name="gr1" draw:layer="layout" svg:width="25.199cm" svg:height="13.859cm" svg:x="1.4cm" svg:y="4.914cm" presentation:class="objec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1" draw:layer="layout" svg:width="25.199cm" svg:height="3.256cm" svg:x="1.4cm" svg:y="0.962cm" presentation:class="title" presentation:user-transformed="true">
          <draw:text-box>
            <text:p>Points and lines scatter chart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1">
        <draw:frame draw:style-name="gr1" draw:layer="layout" svg:width="25.199cm" svg:height="13.859cm" svg:x="1.4cm" svg:y="4.914cm" presentation:class="object" presentation:user-transformed="true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1" draw:layer="layout" svg:width="25.199cm" svg:height="3.256cm" svg:x="1.4cm" svg:y="0.962cm" presentation:class="title" presentation:user-transformed="true">
          <draw:text-box>
            <text:p>Lines only scatter chart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LGC Sans'" style:font-family-generic-asian="system" style:font-pitch-asian="variable" style:font-size-asian="20pt" style:font-style-asian="normal" style:font-weight-asian="normal" style:font-family-complex="'DejaVu LGC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LGC Sans'" style:font-family-generic-asian="system" style:font-pitch-asian="variable" style:font-size-asian="44pt" style:font-style-asian="normal" style:font-weight-asian="normal" style:font-family-complex="'DejaVu LGC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7">
      <presentation:placeholder presentation:object="vertical_title" svg:x="22.461cm" svg:y="1.743cm" svg:width="3.507cm" svg:height="17.492cm"/>
      <presentation:placeholder presentation:object="vertical_outline" svg:x="2.057cm" svg:y="3.194cm" svg:width="19.251cm" svg:height="7.829cm"/>
      <presentation:placeholder presentation:object="chart" svg:x="2.057cm" svg:y="11.414cm" svg:width="19.251cm" svg:height="-0.393cm"/>
    </style:presentation-page-layout>
    <style:presentation-page-layout style:name="AL1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8-12T17:01:31</meta:creation-date>
    <meta:editing-duration>PT00H03M08S</meta:editing-duration>
    <meta:editing-cycles>4</meta:editing-cycles>
    <dc:date>2009-08-20T15:45:04</dc:date>
    <meta:generator>OpenOffice.org/3.0$Linux OpenOffice.org_project/300m15$Build-9379</meta:generator>
    <meta:document-statistic meta:object-count="3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19.9785842895508pt" style:font-size-asian="19.9785842895508pt" style:font-size-complex="19.978584289550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amed-symbol" chart:symbol-name="diamond" chart:symbol-width="0.25cm" chart:symbol-height="0.25cm"/>
      <style:graphic-properties draw:stroke="none" svg:stroke-width="0.088cm" svg:stroke-color="#ff420e" draw:fill-color="#ff420e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25.2cm" svg:height="13.86cm" chart:class="chart:scatter" chart:style-name="ch1">
        <chart:legend chart:legend-position="end" svg:x="17.305cm" svg:y="5.093cm" chart:style-name="ch2"/>
        <chart:plot-area chart:style-name="ch3" chart:data-source-has-labels="both" svg:x="0.496cm" svg:y="0.271cm" svg:width="16.305cm" svg:height="13.025cm">
          <chart:axis chart:dimension="x" chart:name="primary-x" chart:style-name="ch4"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7" chart:values-cell-range-address="local-table.$D$2:.$D$5" chart:label-cell-address="local-table.$D$1" chart:class="chart:scatte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9.2349472045898pt" style:font-size-asian="19.2349472045898pt" style:font-size-complex="19.234947204589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25.2cm" svg:height="13.86cm" chart:class="chart:scatter" chart:style-name="ch1">
        <chart:legend chart:legend-position="end" svg:x="17.296cm" svg:y="5.094cm" chart:style-name="ch2"/>
        <chart:plot-area chart:style-name="ch3" chart:data-source-has-labels="both" svg:x="0.493cm" svg:y="0.271cm" svg:width="16.302cm" svg:height="13.027cm">
          <chart:axis chart:dimension="x" chart:name="primary-x" chart:style-name="ch4"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7" chart:values-cell-range-address="local-table.$D$2:.$D$5" chart:label-cell-address="local-table.$D$1" chart:class="chart:scatte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9.9785842895508pt" style:font-size-asian="19.9785842895508pt" style:font-size-complex="19.9785842895508pt"/>
    </style:style>
    <style:style style:name="ch3" style:family="chart">
      <style:chart-properties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one"/>
      <style:graphic-properties svg:stroke-width="0.088cm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svg:stroke-width="0.088cm" svg:stroke-color="#ff420e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25.2cm" svg:height="13.86cm" chart:class="chart:scatter" chart:style-name="ch1">
        <chart:legend chart:legend-position="end" svg:x="17.305cm" svg:y="5.093cm" chart:style-name="ch2"/>
        <chart:plot-area chart:style-name="ch3" chart:data-source-has-labels="both" svg:x="0.496cm" svg:y="0.271cm" svg:width="16.304cm" svg:height="13.027cm">
          <chart:axis chart:dimension="x" chart:name="primary-x" chart:style-name="ch4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8" chart:values-cell-range-address="local-table.$D$2:.$D$5" chart:label-cell-address="local-table.$D$1" chart:class="chart:scatte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